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31cm" svg:height="1.905cm" svg:x="1.635cm" svg:y="9.25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33cm" svg:height="1.905cm" svg:x="7.13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833cm" svg:height="1.905cm" svg:x="7.13cm" svg:y="9.2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833cm" svg:height="1.905cm" svg:x="7.13cm" svg:y="14.9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1cm" svg:height="1.905cm" svg:x="12.627cm" svg:y="3.5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1cm" svg:height="1.905cm" svg:x="12.627cm" svg:y="9.25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1cm" svg:height="1.905cm" svg:x="12.627cm" svg:y="14.9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833cm" svg:height="1.905cm" svg:x="18.122cm" svg:y="9.25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3:32:39</dc:date>
    <dc:creator>Daniel Galinkin</dc:creator>
    <meta:editing-duration>PT00H11M00S</meta:editing-duration>
    <meta:editing-cycles>4</meta:editing-cycles>
    <meta:generator>OpenOffice.org/3.2$Unix OpenOffice.org_project/320m12$Build-9483</meta:generator>
    <meta:document-statistic meta:object-count="8"/>
  </office:meta>
</office:document-meta>
</file>